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 fo:break-before="page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3.995cm" fo:margin-right="0cm" fo:line-height="150%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P7" style:family="paragraph" style:parent-style-name="Standard">
      <style:paragraph-properties fo:margin-left="3.995cm" fo:margin-right="0cm" fo:line-height="150%" fo:text-align="justify" style:justify-single-word="false" fo:text-indent="0cm" style:auto-text-indent="false"/>
    </style:style>
    <style:style style:name="P8" style:family="paragraph" style:parent-style-name="Heading_20_1">
      <style:paragraph-properties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or uma Nova Gestão Pública – Ana Paula Paes de Paula</text:h>
      <text:p text:style-name="P1"/>
      <text:p text:style-name="P2">A autora se posiciona de maneira crítica em relação ao ensino, conhecimento e disseminação de práticas da Administração Pública no Brasil, mostrando a forte influencia do gerencialismo e a incorporação de ferramentas administrativa oriundas do setor privado. Uma das principais consequências desta influência foi a reforma do Estado promovida pelo MARE de Bresser-Pereira em 1995. A proposta do livro é mostrar as novas possibilidades que a integração entre os diversos setores da sociedade com o Estado traz, a chamada Administração Societal, para uma melhor formulação de políticas públicas, dando mais importância para questões sociais, que são tão importantes quantos a econômica e administrativa.</text:p>
      <text:p text:style-name="P2"/>
      <text:p text:style-name="P2">A última onda de reforma no setor público trouxe diversos elementos do setor privado e pressão para o gerencialismo. Houve em 1995 a proposta do Plano Diretor de Reforma do Aparelho de Estado, trazendo uma frente ampla de argumento de diagnóstico de males e de propostas comuns de ação com base “Consenso de Washington”. Ana Paula aponta que esta onda pode ser denominada neoliberal e acredita que as reformas promovidas deixaram a desejar, pois não levou em consideração aspectos importantes do papel do Estado.</text:p>
      <text:p text:style-name="P2"/>
      <text:p text:style-name="P6">A vertente gerencial foi bem-sucedida na abordagem da dimensão sociopolítica, pois ao focalizar a nova administração pública como modelo de gestão, deixou a desejar no que se refere à democratização do Estado brasileiro. Questões que envolvem as relações entre o Estado e as sociedade não foram suficientemente tratadas, permancendo as características centralizadoras e autoritárias que marcaram a história política-administrativa do país.<text:span text:style-name="T2">(PAULA, 2005, p.23)</text:span></text:p>
      <text:p text:style-name="P2"/>
      <text:p text:style-name="P2">A reforma foi, de maneira geral, focada no aparelho do Estado e as funções que este deve desempenhar. Ficando a cargo do Estado a defesa nacional, regulamentação e legislação, abrindo mão da parte produtiva. Essa reforma, apesar de ter restabelecido a governabilidade, não foi capaz de articular de maneira integrada os interesses da sociedade, pode ser considerada como uma reforma neoliberal. </text:p>
      <text:p text:style-name="P2"><text:soft-page-break/>É preciso trazer a luz do criadores de políticas públicas as reais necessidades do cidadãos, somente com a participação popular nas decisões e plenárias é que isto pode de fato acontecer. A atuação do Estado precisa ser direcionada nesta linha.</text:p>
      <text:p text:style-name="P2"/>
      <text:p text:style-name="P6">“A partir de uma nova relação Estado-sociedade, que o abra a estas organizações sócias (à participação do cidadão isolado), particularmente àquelas que são auto-organizadas pelos excluídos de todos os matizes, admitindo a tensão política como método decisório de dissolvendo o autoritarismo do Estado tradicional, sob pressão da sociedade organizada”<text:span text:style-name="T2">(GENRO, 1997 apud PAULA, 2005, p.156)</text:span></text:p>
      <text:p text:style-name="P6"><text:span text:style-name="T2"/></text:p>
      <text:p text:style-name="P2">Uma nova abordagem é possível, é proposto como solução destes problemas a utilização de algumas práticas já conhecidas e implementadas em algumas localidades do Brasil. Para obter “uma concepção participativa e deliberativa de democracia”<text:span text:style-name="T2">(PAULA, 2005, p.159) o Estado pode se utilizar de </text:span>Fóruns temáticos, “um espaço para o debate de problemas públicos”, Conselhos gestores de políticas públicas que, diferentemente dos fóruns temáticos, tem caráter deliberativo. Uma das mais difundidas é Orçamento participativo, um espaço de participação social para a tomada de decisões orçamentárias e de investimento público.</text:p>
      <text:p text:style-name="P2"/>
      <text:p text:style-name="P2">Porém é preciso difundir essas práticas, pois “suas manifestações ainda são locais e fragmentárias” o que dificulta “articular essas ideias e práticas em um projeto global de reforma do Estado”. É preciso fortalecer as iniciativas que vão de acordo com este modo de pensar, levando a experiência adquirida com estas práticas para o maior número de municípios, além de pensar numa maneira de “inserir a lógica presente nos fóruns temáticos, nos conselhos gestores e no orçamento participativo no âmbito do governo federal” <text:span text:style-name="T2">(PAULA, 2005, p.171)</text:span></text:p>
      <text:p text:style-name="P2"/>
      <text:p text:style-name="P2">A Administração Societal incorpora uma nova visão do papel do Estado, deve ser preferida em detrimento da vertente gerencialista, pois somente com a articulação do Estado com a sociedade é que se pode transformar as relações sociais e diminuir as desigualdades históricas.</text:p>
      <text:p text:style-name="P2"/>
      <text:p text:style-name="P7"><text:span text:style-name="T3">A vertente societal busca construir e implementar um projeto político capaz de subverter o padrão autoritário das relações entre o Estado e a sociedade no Brasil. Guardados alguns limites, a tentativa de </text:span><text:soft-page-break/><text:span text:style-name="T3">inserir a dimensão sociopolítica em suas experiências de gestão está abrindo possibilidades para renovação do modelo de gestão pública à medida que traz novas propostas para se repensar as instituições políticas e a dinâmica administrativa.</text:span><text:span text:style-name="T2">(PAULA, 2005, p.23)</text:span></text:p>
      <text:p text:style-name="P1"/>
      <text:p text:style-name="P3">REFERÊNCIA BIBLIOGRÁFICA:</text:p>
      <text:p text:style-name="P2">PAULA, Ana Paula de Paes. <text:span text:style-name="T1">Por uma nova gestão pública: limites e potencialidades da experiência contemporânea.</text:span> Editora FGV, Rio de Janeiro, 200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6-28T16:42:15</meta:creation-date>
    <dc:date>2010-07-01T04:14:26</dc:date>
    <dc:creator>Francisco Matelli</dc:creator>
    <meta:editing-duration>PT33H39M49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4" meta:paragraph-count="13" meta:word-count="730" meta:character-count="4812"/>
  </office:meta>
</office:document-meta>
</file>